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_Times_New_Roman_4.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ZallmanCaps_1.ttf" manifest:media-type="application/x-font-ttf"/>
  <manifest:file-entry manifest:full-path="Fonts/Font_Times_New_Roman_2.ttf" manifest:media-type="application/x-font-ttf"/>
  <manifest:file-entry manifest:full-path="Fonts/Font_Andale_Mono_1.ttf" manifest:media-type="application/x-font-tt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2" svg:font-family="Lucidasans"/>
    <style:font-face style:name="OpenSymbol" svg:font-family="OpenSymbol"/>
    <style:font-face style:name="ZallmanCaps" svg:font-family="ZallmanCaps" style:font-adornments="Regular">
      <svg:font-face-src>
        <svg:font-face-uri xlink:href="Fonts/Font_ZallmanCaps_1.ttf" xlink:type="simple" loext:font-style="normal" loext:font-weight="normal">
          <svg:font-face-format svg:string="truetype"/>
        </svg:font-face-uri>
      </svg:font-face-src>
    </style:font-face>
    <style:font-face style:name="Andale Mono" svg:font-family="'Andale Mono'" style:font-family-generic="modern" style:font-pitch="fixed">
      <svg:font-face-src>
        <svg:font-face-uri xlink:href="Fonts/Font_Andale_Mono_1.ttf" xlink:type="simple" loext:font-style="normal" loext:font-weight="normal">
          <svg:font-face-format svg:string="truetype"/>
        </svg:font-face-uri>
      </svg:font-face-src>
    </style:font-face>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Lucidasans1" svg:font-family="Lucidasans" style:font-pitch="variable"/>
    <style:font-face style:name="Mincho" svg:font-family="Mincho" style:font-pitch="variable"/>
    <style:font-face style:name="Urw Bookman L" svg:font-family="'Urw Bookman L'" style:font-adornments="Regular"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ucida Sans" svg:font-family="'Lucida Sans'" style:font-family-generic="swiss" style:font-pitch="variable"/>
    <style:font-face style:name="Lucidasans" svg:font-family="Lucidasans" style:font-family-generic="swiss" style:font-pitch="variable"/>
    <style:font-face style:name="Nimbus Sans L" svg:font-family="'Nimbus Sans L'" style:font-adornments="Bol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margin-top="0cm" fo:margin-bottom="0cm" loext: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officeooo:rsid="001e2e5f" officeooo:paragraph-rsid="001e2e5f" style:font-style-asian="normal" style:font-style-complex="normal"/>
    </style:style>
    <style:style style:name="P5" style:family="paragraph" style:parent-style-name="Text_20_body">
      <style:text-properties officeooo:rsid="001e2e5f" officeooo:paragraph-rsid="001e2e5f"/>
    </style:style>
    <style:style style:name="P6" style:family="paragraph" style:parent-style-name="Text_20_body">
      <style:text-properties officeooo:rsid="002748c8" officeooo:paragraph-rsid="002748c8"/>
    </style:style>
    <style:style style:name="P7" style:family="paragraph" style:parent-style-name="Text_20_body">
      <style:text-properties officeooo:paragraph-rsid="00639e83"/>
    </style:style>
    <style:style style:name="P8" style:family="paragraph" style:parent-style-name="Text_20_body">
      <style:paragraph-properties fo:orphans="2" fo:widows="2"/>
      <style:text-properties officeooo:rsid="0079d915" officeooo:paragraph-rsid="0079d915"/>
    </style:style>
    <style:style style:name="P9" style:family="paragraph" style:parent-style-name="Text_20_body">
      <style:paragraph-properties fo:orphans="2" fo:widows="2"/>
      <style:text-properties officeooo:rsid="007b3c73" officeooo:paragraph-rsid="007b3c73"/>
    </style:style>
    <style:style style:name="P10" style:family="paragraph" style:parent-style-name="Text_20_body">
      <style:text-properties officeooo:rsid="007f0a26" officeooo:paragraph-rsid="007f0a26"/>
    </style:style>
    <style:style style:name="P11" style:family="paragraph" style:parent-style-name="Text_20_body">
      <style:text-properties officeooo:paragraph-rsid="0080d7e4"/>
    </style:style>
    <style:style style:name="P12" style:family="paragraph" style:parent-style-name="Subtitle">
      <style:text-properties officeooo:rsid="001e2e5f" officeooo:paragraph-rsid="001e2e5f"/>
    </style:style>
    <style:style style:name="P13" style:family="paragraph" style:parent-style-name="Subtitle">
      <style:text-properties officeooo:rsid="00735592" officeooo:paragraph-rsid="00735592"/>
    </style:style>
    <style:style style:name="P14" style:family="paragraph" style:parent-style-name="Heading">
      <style:paragraph-properties fo:break-before="page"/>
    </style:style>
    <style:style style:name="P15" style:family="paragraph" style:parent-style-name="Heading_20_1" style:list-style-name="">
      <style:paragraph-properties fo:orphans="2" fo:widows="2"/>
    </style:style>
    <style:style style:name="P16" style:family="paragraph" style:parent-style-name="Heading_20_1">
      <style:text-properties officeooo:rsid="0079d915"/>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style="normal" style:font-style-asian="normal" style:font-style-complex="normal"/>
    </style:style>
    <style:style style:name="P19" style:family="paragraph" style:parent-style-name="Heading_20_2">
      <style:text-properties fo:font-style="normal" style:font-style-asian="normal" style:font-style-complex="normal"/>
    </style:style>
    <style:style style:name="P20" style:family="paragraph" style:parent-style-name="Heading_20_2">
      <style:text-properties fo:font-style="normal" officeooo:rsid="00754ade" officeooo:paragraph-rsid="00754ade" style:font-style-asian="normal" style:font-style-complex="normal"/>
    </style:style>
    <style:style style:name="P21" style:family="paragraph" style:parent-style-name="Heading_20_2">
      <style:text-properties officeooo:rsid="0077d36f" officeooo:paragraph-rsid="0077d36f"/>
    </style:style>
    <style:style style:name="P22" style:family="paragraph" style:parent-style-name="Heading_20_2">
      <style:text-properties fo:font-style="italic" style:font-style-asian="italic" style:font-style-complex="italic"/>
    </style:style>
    <style:style style:name="P23" style:family="paragraph" style:parent-style-name="Heading_20_2">
      <style:text-properties officeooo:rsid="002748c8" officeooo:paragraph-rsid="002748c8"/>
    </style:style>
    <style:style style:name="P24" style:family="paragraph" style:parent-style-name="Heading">
      <style:text-properties fo:font-style="normal" officeooo:rsid="001e2e5f" officeooo:paragraph-rsid="001e2e5f" style:font-style-asian="normal" style:font-style-complex="normal"/>
    </style:style>
    <style:style style:name="P25" style:family="paragraph" style:parent-style-name="Text_20_body" style:list-style-name="L1"/>
    <style:style style:name="P26" style:family="paragraph" style:parent-style-name="Text_20_body" style:list-style-name="L1">
      <style:text-properties officeooo:paragraph-rsid="00735592"/>
    </style:style>
    <style:style style:name="P27" style:family="paragraph" style:parent-style-name="Text_20_body" style:list-style-name="L1">
      <style:text-properties fo:font-style="normal" style:font-style-asian="normal" style:font-style-complex="normal"/>
    </style:style>
    <style:style style:name="P28" style:family="paragraph" style:parent-style-name="Text_20_body" style:list-style-name="L1">
      <style:text-properties fo:font-style="normal" officeooo:rsid="00754ade" officeooo:paragraph-rsid="00754ade"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Text_20_body" style:list-style-name="L5">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text-properties fo:font-style="normal" officeooo:rsid="00820956" officeooo:paragraph-rsid="00820956" style:font-style-asian="normal" style:font-style-complex="normal"/>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officeooo:rsid="00773872" officeooo:paragraph-rsid="00773872"/>
    </style:style>
    <style:style style:name="P37" style:family="paragraph" style:parent-style-name="Text_20_body" style:list-style-name="L6">
      <style:text-properties officeooo:rsid="002925b7" officeooo:paragraph-rsid="002925b7"/>
    </style:style>
    <style:style style:name="P38" style:family="paragraph" style:parent-style-name="Text_20_body" style:list-style-name="L7"/>
    <style:style style:name="P39" style:family="paragraph" style:parent-style-name="Text_20_body" style:list-style-name="L7">
      <style:text-properties officeooo:paragraph-rsid="00794ae5"/>
    </style:style>
    <style:style style:name="P40" style:family="paragraph" style:parent-style-name="Text_20_body" style:list-style-name="L5" style:master-page-name="">
      <style:paragraph-properties style:page-number="auto" fo:keep-with-next="always"/>
      <style:text-properties fo:font-style="normal" style:font-style-asian="normal" style:font-style-complex="normal"/>
    </style:style>
    <style:style style:name="P41" style:family="paragraph" style:parent-style-name="Code" style:list-style-name="L1"/>
    <style:style style:name="P42" style:family="paragraph" style:parent-style-name="Code" style:list-style-name="L1">
      <style:text-properties fo:font-style="normal" style:font-style-asian="normal" style:font-style-complex="normal"/>
    </style:style>
    <style:style style:name="P43" style:family="paragraph" style:parent-style-name="Code" style:list-style-name="L7">
      <style:text-properties fo:font-style="normal" style:font-style-asian="normal" style:font-style-complex="normal"/>
    </style:style>
    <style:style style:name="P44" style:family="paragraph" style:parent-style-name="Code" style:list-style-name="L7">
      <style:text-properties fo:font-style="normal" officeooo:paragraph-rsid="00794ae5" style:font-style-asian="normal" style:font-style-complex="normal"/>
    </style:style>
    <style:style style:name="P45" style:family="paragraph" style:parent-style-name="Code" style:list-style-name="L5"/>
    <style:style style:name="P46" style:family="paragraph" style:parent-style-name="Code_20_Break" style:list-style-name="L1"/>
    <style:style style:name="P47" style:family="paragraph" style:parent-style-name="Code_20_Break" style:list-style-name="L1">
      <style:text-properties fo:font-style="normal" style:font-style-asian="normal" style:font-style-complex="normal"/>
    </style:style>
    <style:style style:name="P48" style:family="paragraph" style:parent-style-name="Code_20_Break" style:list-style-name="L6">
      <style:text-properties fo:font-style="normal" officeooo:rsid="002925b7" officeooo:paragraph-rsid="002925b7" style:font-style-asian="normal" style:font-style-complex="normal"/>
    </style:style>
    <style:style style:name="P49" style:family="paragraph" style:parent-style-name="Code_20_Break" style:list-style-name="L7">
      <style:text-properties fo:font-style="normal" style:font-style-asian="normal" style:font-style-complex="normal"/>
    </style:style>
    <style:style style:name="P50" style:family="paragraph" style:parent-style-name="Code_20_Break" style:list-style-name="L7">
      <style:text-properties fo:font-style="normal" officeooo:paragraph-rsid="0079d915" style:font-style-asian="normal" style:font-style-complex="normal"/>
    </style:style>
    <style:style style:name="P51" style:family="paragraph" style:parent-style-name="Code_20_Break" style:list-style-name="L2"/>
    <style:style style:name="P52" style:family="paragraph" style:parent-style-name="Code_20_Break" style:list-style-name="L5"/>
    <style:style style:name="T1" style:family="text">
      <style:text-properties fo:font-style="italic" style:font-style-asian="italic" style:font-style-complex="italic"/>
    </style:style>
    <style:style style:name="T2" style:family="text">
      <style:text-properties fo:font-style="italic" officeooo:rsid="0077387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e2e5f" style:font-style-asian="normal" style:font-style-complex="normal"/>
    </style:style>
    <style:style style:name="T5" style:family="text">
      <style:text-properties fo:font-style="normal" officeooo:rsid="00735592" style:font-style-asian="normal" style:font-style-complex="normal"/>
    </style:style>
    <style:style style:name="T6" style:family="text">
      <style:text-properties fo:font-style="normal" officeooo:rsid="00773872" style:font-style-asian="normal" style:font-style-complex="normal"/>
    </style:style>
    <style:style style:name="T7" style:family="text">
      <style:text-properties officeooo:rsid="001e2e5f"/>
    </style:style>
    <style:style style:name="T8" style:family="text">
      <style:text-properties officeooo:rsid="0065a1a4"/>
    </style:style>
    <style:style style:name="T9" style:family="text">
      <style:text-properties officeooo:rsid="0065be73"/>
    </style:style>
    <style:style style:name="T10" style:family="text">
      <style:text-properties officeooo:rsid="00735592"/>
    </style:style>
    <style:style style:name="T11" style:family="text">
      <style:text-properties officeooo:rsid="00754ade"/>
    </style:style>
    <style:style style:name="T12" style:family="text">
      <style:text-properties officeooo:rsid="00773872"/>
    </style:style>
    <style:style style:name="T13" style:family="text">
      <style:text-properties officeooo:rsid="00786a5d"/>
    </style:style>
    <style:style style:name="T14" style:family="text">
      <style:text-properties officeooo:rsid="00794ae5"/>
    </style:style>
    <style:style style:name="T15" style:family="text">
      <style:text-properties officeooo:rsid="007b3c73"/>
    </style:style>
    <style:style style:name="T16" style:family="text">
      <style:text-properties officeooo:rsid="007dee9b"/>
    </style:style>
    <style:style style:name="T17" style:family="text">
      <style:text-properties officeooo:rsid="007f0a26"/>
    </style:style>
    <style:style style:name="T18" style:family="text">
      <style:text-properties style:font-name="ZallmanCaps"/>
    </style:style>
    <style:style style:name="T19" style:family="text">
      <style:text-properties style:font-name="Urw Bookman L"/>
    </style:style>
    <style:style style:name="T20" style:family="text">
      <style:text-properties officeooo:rsid="00820956"/>
    </style:style>
    <style:style style:name="fr1" style:family="graphic" style:parent-style-name="Frame">
      <style:graphic-properties fo:margin-top="0cm" fo:margin-bottom="0.199cm" style:vertical-pos="top" style:vertical-rel="page-content" style:horizontal-pos="center" style:horizontal-rel="page" fo:padding="0cm" fo:border="none"/>
    </style:style>
    <style:style style:name="fr2" style:family="graphic" style:parent-style-name="Frame">
      <style:graphic-properties fo:margin-top="0cm" fo:margin-bottom="0.499cm" style:wrap="none" style:vertical-pos="from-top" style:vertical-rel="page-content" style:horizontal-pos="center" style:horizontal-rel="page-content" fo:padding="0cm" fo:border="none"/>
    </style:style>
    <style:style style:name="fr3"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lank" text:anchor-type="page" text:anchor-page-number="1" svg:width="16cm" draw:z-index="0">
        <draw:text-box fo:min-height="6.001cm">
          <text:p text:style-name="Frame_20_contents"/>
        </draw:text-box>
      </draw:frame>
      <draw:frame draw:style-name="fr2" draw:name="Title block" text:anchor-type="page" text:anchor-page-number="1" svg:y="5.001cm" svg:width="16cm" svg:height="8.274cm" draw:z-index="1">
        <draw:text-box>
          <text:p text:style-name="Title"><text:title>LDAP Basics: Exercises</text:title></text:p>
          <text:p text:style-name="Subtitle">Version <text:user-defined style:data-style-name="N0" text:name="version">0.2</text:user-defined></text:p>
          <text:p text:style-name="P12"><text:span text:style-name="T20">November</text:span> 201<text:span text:style-name="T17">9</text:span></text:p>
          <text:p text:style-name="P13">Andrew Findlay</text:p>
          <text:p text:style-name="Subtitle">Skills 1st Ltd</text:p>
          <text:p text:style-name="Subtitle">www.skills-1st.co.uk</text:p>
          <text:p text:style-name="Subtitle"/>
          <text:p text:style-name="Subtitle"/>
        </draw:text-box>
      </draw:frame>
      <draw:frame draw:style-name="fr3" draw:name="Address block" text:anchor-type="page" text:anchor-page-number="1" svg:width="16cm" svg:height="5.001cm" draw:z-index="2">
        <draw:text-box>
          <text:p text:style-name="P2">Dr Andrew Findlay</text:p>
          <text:p text:style-name="P2">Skills 1st Ltd</text:p>
          <text:p text:style-name="P2">2 Cedar Chase</text:p>
          <text:p text:style-name="P2">Taplow</text:p>
          <text:p text:style-name="P2">Maidenhead</text:p>
          <text:p text:style-name="P2">SL6 0EU</text:p>
          <text:p text:style-name="P2">01628 782565</text:p>
          <text:p text:style-name="P2">andrew.findlay@skills-1st.co.uk</text:p>
          <text:p text:style-name="P2"/>
        </draw:text-box>
      </draw:frame>
      <text:p text:style-name="P10"><text:span text:style-name="T18">©</text:span><text:span text:style-name="T19"> </text:span>Andrew Findlay 2011-2019</text:p>
      <text:p text:style-name="P10">This work is licensed under a <text:a xlink:type="simple" xlink:href="http://creativecommons.org/licenses/by-sa/4.0/" text:style-name="Internet_20_link" text:visited-style-name="Visited_20_Internet_20_Link">Creative Commons Attribution-ShareAlike 4.0 International License</text:a>.</text:p>
      <text:p text:style-name="P14">Working Environment</text:p>
      <text:p text:style-name="Text_20_body">You have <text:span text:style-name="T10">a</text:span> virtual machine in the Amazon AWS cloud, running <text:span text:style-name="T7">CentOS 7</text:span>. The Amazon cloud uses private address space internally, so although you will connect using a public IP address you <text:span text:style-name="T10">may</text:span> need to be aware of the machine's local address on the 1<text:span text:style-name="T7">72.30</text:span>.* network.</text:p>
      <text:p text:style-name="Text_20_body">We use VNC to connect to virtual screens on the servers. <text:span text:style-name="T3">Most Linux distros provide </text:span><text:span text:style-name="T1">vncviewer</text:span><text:span text:style-name="T3"> for this purpose. If your local machine uses a different operating system you may need to download a VNC client program from the net.</text:span></text:p>
      <text:p text:style-name="Text_20_body"><text:span text:style-name="T3">The VNC password is </text:span><text:span text:style-name="T1"><text:user-defined style:data-style-name="N0" text:name="Password">skills782565</text:user-defined></text:span><text:span text:style-name="T3">.</text:span></text:p>
      <text:p text:style-name="Text_20_body"><text:span text:style-name="T7">You can also connect with SSH: l</text:span>ogin as <text:span text:style-name="T1">student</text:span><text:span text:style-name="T3"> – password </text:span><text:span text:style-name="T1"><text:user-defined style:data-style-name="N0" text:name="Password">skills782565</text:user-defined></text:span></text:p>
      <text:p text:style-name="P11"><text:span text:style-name="T3">When you need to do something as root, use </text:span><text:span text:style-name="T1">su</text:span><text:span text:style-name="T3"> (the password is also </text:span><text:span text:style-name="T1"><text:user-defined style:data-style-name="N0" text:name="Password">skills782565</text:user-defined></text:span><text:span text:style-name="T3">)</text:span></text:p>
      <text:p text:style-name="P24">OpenLDAP</text:p>
      <text:p text:style-name="P33">The exercises use OpenLDAP for convenience, but the principles apply equally to other servers.</text:p>
      <text:p text:style-name="P4">CentOS supplies OpenLDAP packages, but the only one loaded on these machines is the library package needed by other OS components.</text:p>
      <text:p text:style-name="P5"><text:span text:style-name="T3">OpenLDAP has been built from source and installed in </text:span><text:span text:style-name="Source_20_Text"><text:span text:style-name="T3">/usr/local</text:span></text:span></text:p>
      <text:p text:style-name="P7"><text:span text:style-name="T4">You will find the source code and config options in </text:span><text:span text:style-name="Source_20_Text"><text:span text:style-name="T4">/home/student/src</text:span></text:span></text:p>
      <text:h text:style-name="P17" text:outline-level="1">First LDAP Server</text:h>
      <text:p text:style-name="Text_20_body">In this exercise you will <text:span text:style-name="T20">start</text:span> OpenLDAP and load it with some sample entries.</text:p>
      <text:h text:style-name="P19" text:outline-level="2">Basic LDAP <text:span text:style-name="T10">server s</text:span>etup</text:h>
      <text:p text:style-name="P3">Most of the exercises will run as <text:span text:style-name="T1">student</text:span> – we do not need to use <text:span text:style-name="T1">root</text:span> and it is safer not to do so. <text:span text:style-name="T20">It is possible to run</text:span> several LDAP servers at once, each listen<text:span text:style-name="T20">ing</text:span> on a different TCP port and <text:span text:style-name="T20">with</text:span> its own database.</text:p>
      <text:list xml:id="list1510605177" text:style-name="L1">
        <text:list-item>
          <text:p text:style-name="P27">Move to the directory containing the first server files:</text:p>
          <text:p text:style-name="P46">cd ~/exercises/first-server</text:p>
        </text:list-item>
        <text:list-item>
          <text:p text:style-name="P25"><text:span text:style-name="T3">Inspect the </text:span><text:span text:style-name="Source_20_Text"><text:span text:style-name="T3">data.ldif</text:span></text:span><text:span text:style-name="T3"> file.</text:span></text:p>
        </text:list-item>
        <text:list-item>
          <text:p text:style-name="P27">Load the LDAP data:</text:p>
          <text:p text:style-name="P46">slapadd -f slapd.conf -l data.ldif</text:p>
        </text:list-item>
        <text:list-item>
          <text:p text:style-name="P27">Start the server:</text:p>
          <text:p text:style-name="P47">slapd -h ldap://:1389/ -f slapd.conf</text:p>
          <text:p text:style-name="P27">No messages are expected here. The server will start in the background and listen on the URL specified. In this case, <text:span text:style-name="Source_20_Text">ldap://:1389/</text:span> means 'listen on TCP port 1389 on all interfaces'. Slapd will listen on IPv4 and also IPv6 if both are available.</text:p>
        </text:list-item>
        <text:list-item>
          <text:p text:style-name="P27">Now try a simple command-line search:</text:p>
          <text:p text:style-name="P42">ldapsearch -x -H ldap://localhost:1389/ \</text:p>
          <text:p text:style-name="P47"><text:s text:c="4"/>-b dc=example,dc=org uid=tom</text:p>
          <text:p text:style-name="P25"><text:span text:style-name="T3">Note the use of capital H to introduce the LDAP URL here.<text:line-break/>The search base is specified with the </text:span><text:span text:style-name="T1">-b</text:span><text:span text:style-name="T3"> option.<text:line-break/>The search filter in this case is very simple: </text:span><text:span text:style-name="T1">uid=tom</text:span><text:span text:style-name="T3"><text:line-break/>The </text:span><text:span text:style-name="T1">-x</text:span><text:span text:style-name="T3"> flag is necessary on most systems to disable SASL.<text:line-break/>You should get a single result from this search.</text:span></text:p>
        </text:list-item>
        <text:list-item>
          <text:p text:style-name="P25"><text:span text:style-name="T3">Try another search, but this time replace </text:span><text:span text:style-name="T1">uid=tom</text:span><text:span text:style-name="T3"> with </text:span><text:span text:style-name="T1">mail=nic@example.org</text:span><text:span text:style-name="T3"><text:line-break/>You should get a single entry again.</text:span></text:p>
        </text:list-item>
        <text:list-item>
          <text:p text:style-name="P25"><text:span text:style-name="T3">To avoid typing the LDAP URI and search base each time you can put them in a file called </text:span><text:span text:style-name="Source_20_Text"><text:span text:style-name="T3">ldaprc</text:span></text:span> in the current directory:</text:p>
          <text:p text:style-name="P41">URI ldap://l<text:span text:style-name="T9">dap1.example.org</text:span>:1389/</text:p>
          <text:p text:style-name="P46">BASE dc=example,dc=org</text:p>
          <text:p text:style-name="P25"><text:span text:style-name="T3">The LDAP tools also read </text:span><text:span text:style-name="Source_20_Text"><text:span text:style-name="T3">~/.ldaprc ~/ldaprc</text:span></text:span> and several other files. You can override the files using command-line options.</text:p>
        </text:list-item>
        <text:list-item>
          <text:p text:style-name="P25">Try more searches:</text:p>
          <text:p text:style-name="P41">ldapsearch -x uid=nosuchuser</text:p>
          <text:p text:style-name="P46">ldapsearch -x 'mail=*@example.org'</text:p>
          <text:p text:style-name="P27">Note that finding no results is not an error.<text:line-break/>The wildcard search has to be quoted to protect it from the shell's globbing mechanism.</text:p>
        </text:list-item>
        <text:list-item>
          <text:p text:style-name="P27"><text:soft-page-break/>If you want to read a single entry then use a 'base' search:</text:p>
          <text:p text:style-name="P47">ldapsearch -x -b dc=people,dc=example,dc=org -s base</text:p>
        </text:list-item>
        <text:list-item>
          <text:p text:style-name="P27">The LDAP server provides certain information about itself in the Root DSE (the entry with no name). Use ldapsearch to inspect it:</text:p>
          <text:p text:style-name="P47">ldapsearch -x -b '' -s base 'objectclass=*'</text:p>
          <text:p text:style-name="P27">Note minimal data is shown – there are very few 'user' attributes here.</text:p>
          <text:p text:style-name="P47">ldapsearch -x -b '' -s base 'objectclass=*' +</text:p>
          <text:p text:style-name="P25"><text:span text:style-name="T3">Now we see useful data, particularly </text:span><text:span text:style-name="T1">namingContexts</text:span><text:span text:style-name="T3"> and </text:span><text:span text:style-name="T1">supportedSASLMechanisms</text:span><text:span text:style-name="T3">. The '+' parameter requests all the operational attributes. If we want user attributes too we can also ask for '*'. Some older LDAP servers do not support the '+' notation: in such cases you have to list </text:span><text:span text:style-name="T5">each operational</text:span><text:span text:style-name="T3"> attribute that you want to read.</text:span></text:p>
        </text:list-item>
        <text:list-item>
          <text:p text:style-name="P25">The LDAP server has a 'root' user which is all-powerful just like the Linux one. We can invoke that power by adding command-line options to LDAP commands:</text:p>
          <text:p text:style-name="P47">ldapsearch -x -D cn=root,dc=example,dc=org -w secret \<text:line-break/> <text:s text:c="2"/>uid=tom</text:p>
          <text:p text:style-name="P26"><text:span text:style-name="T5">The name of the root user may vary from one server to another.</text:span><text:span text:style-name="T3"><text:line-break/>Note the password </text:span><text:span text:style-name="T1">(secret) </text:span><text:span text:style-name="T3">on the command line – this is bad for security as it shows up in </text:span><text:span text:style-name="T1">ps</text:span><text:span text:style-name="T3"> listings and also in the command history. Better security is achievable, e.g. using the </text:span><text:span text:style-name="T1">-W</text:span><text:span text:style-name="T3"> or </text:span><text:span text:style-name="T1">-y</text:span><text:span text:style-name="T3"> flag instead of </text:span><text:span text:style-name="T1">-w</text:span><text:span text:style-name="T3">.<text:line-break/><text:line-break/>Look at the search result. There is one more attribute that we have not seen before: </text:span><text:span text:style-name="T1">userPassword</text:span><text:span text:style-name="T3">. It looks encrypted, but in fact it is just encoded in Base64. Paste the value into this command and see what you get:</text:span></text:p>
          <text:p text:style-name="P47">base64 -d; echo</text:p>
          <text:p text:style-name="P28">LDAP servers provide various ways to improve password protection, which you should always use on production systems.</text:p>
        </text:list-item>
      </text:list>
      <text:h text:style-name="P15" text:outline-level="1"/>
      <text:h text:style-name="P17" text:outline-level="1">Apache Directory Studio</text:h>
      <text:p text:style-name="P3">This is a graphical LDAP browser/editor based on the Eclipse development environment. If you have Java on your laptop you can download Studio from the Apache website and install it locally: this will give the best performance but the download is over 100MB so it could take some time. The instructions here assume that you will use Studio on the remote machine.</text:p>
      <text:h text:style-name="P20" text:outline-level="2">Setup</text:h>
      <text:list xml:id="list3064808760" text:style-name="L2">
        <text:list-item>
          <text:p text:style-name="P29"><text:span text:style-name="T11">Connect using VNC, o</text:span>pen a terminal window and <text:span text:style-name="T11">run</text:span> Studio:</text:p>
          <text:p text:style-name="P51">studio</text:p>
        </text:list-item>
        <text:list-item>
          <text:p text:style-name="P29">When the interface starts up, open the workbench, go to the bottom-left panel and create a new LDAP connection with these characteristics:</text:p>
          <text:p text:style-name="P29">Name:<text:tab/><text:tab/><text:tab/><text:span text:style-name="T8">ldap1 1389</text:span> Anonymous<text:line-break/>Hostname:<text:tab/><text:tab/><text:tab/>l<text:span text:style-name="T8">dap1</text:span>.example.org<text:line-break/>Port:<text:tab/><text:tab/><text:tab/><text:tab/>1389<text:line-break/>Authentication method: No authentication</text:p>
          <text:p text:style-name="P29">Leave all other parameters at default settings.</text:p>
        </text:list-item>
      </text:list>
      <text:h text:style-name="P21" text:outline-level="2">Browse the DIT</text:h>
      <text:list xml:id="list1087764201" text:style-name="L3">
        <text:list-item>
          <text:p text:style-name="P30">You should now be able to browse the LDAP tree. Find the uid=tom entry and double-click on the mail attribute to change the value. The server should refuse to accept the change.</text:p>
        </text:list-item>
        <text:list-item>
          <text:p text:style-name="P30">Try a search: select a starting point by clicking on an entry in the tree browser. Above the browser panel is a row of search parameters: hover the mouse over each to find out what it does, then set up a subtree search for <text:span text:style-name="T1">uid=nic</text:span></text:p>
        </text:list-item>
      </text:list>
      <text:h text:style-name="P22" text:outline-level="2">Browse Schema</text:h>
      <text:p text:style-name="Text_20_body">Apache Directory Studio has a very useful schema browser.</text:p>
      <text:list xml:id="list2338220030" text:style-name="L4">
        <text:list-item>
          <text:p text:style-name="P34">Right-click on one of your LDAP connections in the bottom-left panel and select <text:span text:style-name="T1">Open Schema Browser</text:span></text:p>
        </text:list-item>
        <text:list-item>
          <text:p text:style-name="P34"><text:span text:style-name="T3">The browser opens in a tab in the main panel. Along the bottom it has tabs of its own: select </text:span><text:span text:style-name="T1">Object Classes</text:span><text:span text:style-name="T3"> </text:span></text:p>
        </text:list-item>
        <text:list-item>
          <text:p text:style-name="P34"><text:span text:style-name="T3">Find </text:span><text:span text:style-name="T1">inetOrgPerson</text:span><text:span text:style-name="T3"> and select it. On the right you will see information about the class.</text:span></text:p>
        </text:list-item>
        <text:list-item>
          <text:p text:style-name="P34"><text:span text:style-name="T3">Expand the lists of </text:span><text:span text:style-name="T1">Must</text:span><text:span text:style-name="T3"> and </text:span><text:span text:style-name="T1">May</text:span><text:span text:style-name="T3"> attributes.</text:span></text:p>
        </text:list-item>
        <text:list-item>
          <text:p text:style-name="P34"><text:span text:style-name="T3">Click on </text:span><text:span text:style-name="T1">cn</text:span><text:span text:style-name="T3">. You are now looking at the Attribute Types display. On the right you see a description of the attribute, along with the list of matching rules that are valid when searching it.</text:span></text:p>
        </text:list-item>
      </text:list>
      <text:p text:style-name="Text_20_body"><text:span text:style-name="T3">All of the schema information is retrieved from the LDAP server, so it may vary from one server to another. If you have several LDAP connections open you should be careful to check which server's schema you are looking at: there is a </text:span><text:span text:style-name="T1">Browse</text:span><text:span text:style-name="T3"> button top-right to change to another server.</text:span></text:p>
      <text:p text:style-name="P3"><text:soft-page-break/>It is not possible to change schema though this browser, though many LDAP servers do permit schema changes via LDAP.</text:p>
      <text:h text:style-name="P15" text:outline-level="1"/>
      <text:h text:style-name="P17" text:outline-level="1">Simple data management</text:h>
      <text:h text:style-name="Heading_20_2" text:outline-level="2"><text:reference-mark-start text:name="ldapadd on running server"/>Add a new entry from file<text:reference-mark-end text:name="ldapadd on running server"/></text:h>
      <text:list xml:id="list2423250305" text:style-name="L5">
        <text:list-item>
          <text:p text:style-name="P36">The file me.ldif contains a skeleton <text:span text:style-name="T1">person</text:span><text:span text:style-name="T3"> entry.</text:span></text:p>
        </text:list-item>
        <text:list-item>
          <text:p text:style-name="P35">Edit the file and change the entry to describe yourself. <text:span text:style-name="T12">Make sure that the DN is consistent with the attributes in the entry (</text:span><text:span text:style-name="T2">uid</text:span><text:span text:style-name="T6"> in this case)</text:span></text:p>
        </text:list-item>
        <text:list-item>
          <text:p text:style-name="P35">Load the file:</text:p>
          <text:p text:style-name="P45">ldapadd -x -D cn=root,dc=example,dc=org -w secret \</text:p>
          <text:p text:style-name="P52"><text:s text:c="8"/>-f <text:span text:style-name="T13">me</text:span>.ldif</text:p>
        </text:list-item>
        <text:list-item>
          <text:p text:style-name="P35">Now check that you can find your new entry using Apache Directory Studio. You may need to use the <text:span text:style-name="T1">refresh</text:span><text:span text:style-name="T3"> button.</text:span></text:p>
        </text:list-item>
      </text:list>
      <text:h text:style-name="Heading_20_2" text:outline-level="2">Modify data with Directory Studio</text:h>
      <text:list xml:id="list150611817204280" text:continue-list="list2423250305" text:style-name="L5">
        <text:list-item text:start-value="1">
          <text:p text:style-name="P31">Create another LDAP connection:</text:p>
          <text:p text:style-name="P40">Name:<text:tab/><text:tab/><text:tab/><text:span text:style-name="T8">ldap1</text:span> <text:span text:style-name="T8">1389 </text:span>Root<text:line-break/>Hostname:<text:tab/><text:tab/><text:tab/>l<text:span text:style-name="T8">dap1</text:span>.example.org<text:line-break/>Port:<text:tab/><text:tab/><text:tab/><text:tab/>1389<text:line-break/>Authentication method: Simple<text:line-break/>Bind DN:<text:tab/><text:tab/><text:tab/>cn=root,dc=example,dc=org<text:line-break/>Bind Password: <text:tab/><text:tab/>secret</text:p>
          <text:p text:style-name="P31">Leave all other parameters at default settings.</text:p>
        </text:list-item>
        <text:list-item>
          <text:p text:style-name="P31">Note how each connection is kept separate along with the work done using it.</text:p>
        </text:list-item>
        <text:list-item>
          <text:p text:style-name="P35"><text:span text:style-name="T3">Use the Root connection to </text:span>modify your new entry.</text:p>
        </text:list-item>
        <text:list-item>
          <text:p text:style-name="P35">Use the <text:span text:style-name="T1">ldapsearch </text:span><text:span text:style-name="T3">command-line tool to verify your changes.</text:span></text:p>
        </text:list-item>
      </text:list>
      <text:h text:style-name="P23" text:outline-level="2">Non-ASCII Characters</text:h>
      <text:p text:style-name="P6">Most attribute types in LDAP use the UTF-8 character set so they can represent glyphs from almost every human language.</text:p>
      <text:list xml:id="list1533096248" text:style-name="L6">
        <text:list-item>
          <text:p text:style-name="P37">Use Directory Studio to modify the DisplayName attribute of a person entry to contain some non-ASCII characters. For example, you can type umlauts using AltGr-{ followed by a vowel character. AltGr-4 should generate the Euro symbol.</text:p>
        </text:list-item>
        <text:list-item>
          <text:p text:style-name="P37">Read the entry using both Directory Studio and <text:span text:style-name="T1">ldapsearch</text:span><text:span text:style-name="T3">. You will find that </text:span><text:span text:style-name="T1">ldapsearch</text:span><text:span text:style-name="T3"> now shows the value encoded in BASE64: this can be decoded using the command:</text:span></text:p>
          <text:p text:style-name="P48">base64 -d; echo</text:p>
        </text:list-item>
        <text:list-item>
          <text:p text:style-name="P37"><text:span text:style-name="T3">Try adding non-ASCII characters to the </text:span><text:span text:style-name="T1">gecos</text:span><text:span text:style-name="T3"> attribute. What happens and why?</text:span></text:p>
        </text:list-item>
      </text:list>
      <text:h text:style-name="P18" text:outline-level="1">Authentication and Authorisation</text:h>
      <text:p text:style-name="P3">In this exercise we will use the command-line tools to walk through the process of authentication. We will then verify group membership to determine the authorisation granted to the user.</text:p>
      <text:list xml:id="list2461110132" text:style-name="L7">
        <text:list-item>
          <text:p text:style-name="P32">Make sure that your server is running.</text:p>
        </text:list-item>
        <text:list-item>
          <text:p text:style-name="P38"><text:span text:style-name="T3">Remember that we set the URI and search base in ldaprc earlier, so these parameters are still in effect. The person with username 'roger' wants to login, so we start with a subtree search for </text:span><text:span text:style-name="T1">uid=roger</text:span><text:span text:style-name="T3"> in a suitable type of entry:</text:span></text:p>
          <text:p text:style-name="P49">ldapsearch -x '(&amp;(uid=roger)(objectclass=inetorgperson))'</text:p>
          <text:p text:style-name="P32">In a real application, the search would include a list of the attributes that we want. There is no point in retrieving JPEG photos at this stage!</text:p>
        </text:list-item>
        <text:list-item>
          <text:p text:style-name="P32">If that search does not return exactly one entry then we know that the username is invalid. If we do get one entry then we use its DN along with the password supplied by the user to attempt an LDAP bind. To simulate that we will do another search, first using a bad password and then using a good one:</text:p>
          <text:p text:style-name="P43">ldapsearch -x -D uid=roger,dc=people,dc=example,dc=org \</text:p>
          <text:p text:style-name="P43"><text:s text:c="4"/>-w bad '(uid=roger)'</text:p>
          <text:p text:style-name="P43">ldapsearch -x -D uid=roger,dc=people,dc=example,dc=org \</text:p>
          <text:p text:style-name="P49"><text:s text:c="4"/>-w notverysecret '(uid=roger)'</text:p>
        </text:list-item>
        <text:list-item>
          <text:p text:style-name="P32">We have now validated the username and password. The next stage is to check group membership for authorisation. There are several ways to do this, depending on whether we want to check a specific group or to find the list of all groups that the user is a member of.</text:p>
          <text:p text:style-name="P32">Here is one way to check for membership of the 'manager' group.</text:p>
          <text:p text:style-name="P43">ldapsearch -x '(&amp;(objectclass=groupofnames)(cn=manager)</text:p>
          <text:p text:style-name="P49"><text:s text:c="4"/>(member=uid=roger,dc=people,dc=example,dc=org))'</text:p>
          <text:p text:style-name="P32">The search succeeds but it returns no entries: roger is not a member of this group.</text:p>
        </text:list-item>
        <text:list-item>
          <text:p text:style-name="P32">Try the same search for 'tom' in place of 'roger'.</text:p>
          <text:p text:style-name="P32">Look at the entry that you found. It has a lot of members listed. In some organisations there are groups with millions of members: clearly we do not want to retrieve all that useless data when all we want to know is whether Tom is a member of the group.</text:p>
        </text:list-item>
        <text:list-item>
          <text:p text:style-name="P39"><text:span text:style-name="T3">Repeat the 'tom' and 'roger' searches but this time just request the </text:span><text:span text:style-name="T1">cn</text:span><text:span text:style-name="T3"> attribute to be returned. This is much more efficient:</text:span></text:p>
          <text:p text:style-name="P44">ldapsearch -x '(&amp;(objectclass=groupofnames)<text:span text:style-name="T14">(cn=manager)</text:span></text:p>
          <text:p text:style-name="P49"><text:s text:c="4"/>(member=uid=tom,dc=people,dc=example,dc=org))' cn</text:p>
        </text:list-item>
        <text:list-item>
          <text:p text:style-name="P32">Now suppose that we want a list of all groups that Tom is a member of. The search is simple:</text:p>
          <text:p text:style-name="P43">ldapsearch -x '(&amp;(objectclass=groupofnames)</text:p>
          <text:p text:style-name="P49"><text:s text:c="4"/>(member=uid=tom,dc=people,dc=example,dc=org))' cn</text:p>
        </text:list-item>
        <text:list-item>
          <text:p text:style-name="P38"><text:soft-page-break/><text:span text:style-name="T3">Another sort of group is used in RFC2307 to model the Unix group file. This uses </text:span><text:span text:style-name="T1">memberUID</text:span><text:span text:style-name="T3"> in place of </text:span><text:span text:style-name="T1">member</text:span><text:span text:style-name="T3"> so the search is slightly different. Here is a search to check whether Tom is a member of the 'dialout' group:</text:span></text:p>
          <text:p text:style-name="P43">ldapsearch -x '(&amp;(objectclass=posixgroup)(cn=dialout)</text:p>
          <text:p text:style-name="P50"><text:s text:c="4"/>(memberuid=tom))' cn</text:p>
        </text:list-item>
      </text:list>
      <text:h text:style-name="P16" text:outline-level="1">Advanced Topics</text:h>
      <text:p text:style-name="P8">If you have time, you might like to try <text:span text:style-name="T16">using</text:span> TLS to secure the LDAP sessions. <text:span text:style-name="T15">There are some pre-built certificates in the </text:span><text:span text:style-name="Source_20_Text"><text:span text:style-name="T15">exercises/x509</text:span></text:span><text:span text:style-name="T15"> directory, and a ready-made server configuration in </text:span><text:span text:style-name="Source_20_Text"><text:span text:style-name="T15">exercises/tls</text:span></text:span><text:span text:style-name="T15">.</text:span></text:p>
      <text:p text:style-name="P9">Make sure you stop your existing server before trying to start the new one (or use a different TCP port number for it).</text:p>
      <text:p text:style-name="P9">Note the contents of the <text:span text:style-name="Source_20_Text">ldaprc</text:span> file: you will find config to enable TLS, but this does not force it to be used. You can do that by adding the <text:span text:style-name="Source_20_Text">-ZZ</text:span> parameter to <text:span text:style-name="T1">ldapsearch</text:span>.</text:p>
      <text:p text:style-name="P9">Apache Directory Studio can also use TLS. You will need to add the CA certificate to its certificate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2" svg:font-family="Lucidasans"/>
    <style:font-face style:name="OpenSymbol" svg:font-family="OpenSymbol"/>
    <style:font-face style:name="ZallmanCaps" svg:font-family="ZallmanCaps" style:font-adornments="Regular"/>
    <style:font-face style:name="Andale Mono" svg:font-family="'Andale Mono'" style:font-family-generic="modern" style:font-pitch="fixed"/>
    <style:font-face style:name="Cumberland AMT1" svg:font-family="'Cumberland AMT'" style:font-family-generic="modern" style:font-pitch="fixed"/>
    <style:font-face style:name="Cumberland AMT" svg:font-family="'Cumberland AMT'" style:font-adornments="Regular"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Lucidasans1" svg:font-family="Lucidasans" style:font-pitch="variable"/>
    <style:font-face style:name="Mincho" svg:font-family="Mincho" style:font-pitch="variable"/>
    <style:font-face style:name="Urw Bookman L" svg:font-family="'Urw Bookman L'" style:font-adornments="Regular" style:font-pitch="variable"/>
    <style:font-face style:name="Times New Roman" svg:font-family="'Times New Roman'" style:font-family-generic="roman" style:font-pitch="variable"/>
    <style:font-face style:name="Lucida Sans" svg:font-family="'Lucida Sans'" style:font-family-generic="swiss" style:font-pitch="variable"/>
    <style:font-face style:name="Lucidasans" svg:font-family="Lucidasans" style:font-family-generic="swiss" style:font-pitch="variable"/>
    <style:font-face style:name="Nimbus Sans L" svg:font-family="'Nimbus Sans 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Bitstream Vera Sans" style:font-size-asian="12pt" style:language-asian="en" style:country-asian="GB" style:font-name-complex="Lucidasans1"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Bitstream Vera Sans" style:font-size-asian="12pt" style:language-asian="en" style:country-asian="GB" style:font-name-complex="Lucidasans1"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font-name="Urw Bookman L" fo:font-family="'Urw Bookman L'" style:font-style-name="Regular" style:font-pitch="variable" fo:font-weight="normal"/>
    </style:style>
    <style:style style:name="Text_20_body" style:display-name="Text body" style:family="paragraph" style:parent-style-name="Standard" style:class="text">
      <style:paragraph-properties fo:margin-top="0cm" fo:margin-bottom="0.212cm" loext:contextual-spacing="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style-name="Bold" style:font-family-generic="swiss" style:font-pitch="variable" fo:font-size="18pt" fo:font-weight="bold"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2"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2"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font-family-complex="Lucidasans"/>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class="text" style:master-page-name="">
      <loext:graphic-properties draw:fill="solid" draw:fill-color="#ccccff" draw:opacity="100%"/>
      <style:paragraph-properties fo:margin-left="1cm" fo:margin-right="0cm" fo:margin-top="0cm" fo:margin-bottom="0cm" loext:contextual-spacing="false" fo:text-indent="0cm" style:auto-text-indent="false" style:page-number="auto" fo:background-color="#ccccff" fo:keep-with-next="always"/>
      <style:text-properties style:font-name="Cumberland AMT" fo:font-family="'Cumberland AMT'" style:font-style-name="Regular" style:font-family-generic="modern" style:font-pitch="fixed" fo:font-weight="normal"/>
    </style:style>
    <style:style style:name="Code_20_break" style:display-name="Code break" style:family="paragraph" style:parent-style-name="Code" style:next-style-name="Text_20_body" style:master-page-name="">
      <style:paragraph-properties style:page-number="auto" fo:keep-with-next="auto"/>
    </style:style>
    <style:style style:name="Code_20_Break" style:display-name="Code Break" style:family="paragraph" style:parent-style-name="Code" style:next-style-name="Text_20_body" style:class="text" style:master-page-name="">
      <style:paragraph-properties fo:margin-top="0cm" fo:margin-bottom="0.199cm" loext:contextual-spacing="false" style:page-number="auto" fo:keep-with-next="auto"/>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WW-Heading" style:family="paragraph" style:parent-style-name="Standard">
      <style:paragraph-properties fo:margin-top="0.42cm" fo:margin-bottom="0.21cm" loext:contextual-spacing="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20pt" fo:font-style="normal" fo:text-shadow="none" style:text-underline-style="none" fo:font-weight="normal" style:font-name-asian="Lucidasans" style:font-family-asian="Lucidasans" style:font-family-generic-asian="swiss" style:font-pitch-asian="variable" style:font-size-asian="20pt" style:font-style-asian="normal" style:font-weight-asian="normal" style:font-name-complex="Lucidasans" style:font-family-complex="Lucidasans" style:font-family-generic-complex="swiss" style:font-pitch-complex="variable" style:font-size-complex="20pt" style:font-style-complex="normal" style:font-weight-complex="normal"/>
    </style:style>
    <style:style style:name="Outline_20_1" style:display-name="Outline 1" style:family="paragraph">
      <style:paragraph-properties fo:margin-left="1.199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Lucidasans" fo:font-family="Lucidasans" style:font-family-generic="swiss" style:font-pitch="variable" fo:font-size="32pt" fo:font-style="normal" fo:text-shadow="none" style:text-underline-style="none" fo:font-weight="normal" style:font-name-asian="Lucidasans" style:font-family-asian="Lucidasans" style:font-family-generic-asian="swiss" style:font-pitch-asian="variable" style:font-size-asian="32pt" style:font-style-asian="normal" style:font-weight-asian="normal" style:font-name-complex="Lucidasans" style:font-family-complex="Lucidasans" style:font-family-generic-complex="swiss" style:font-pitch-complex="variable" style:font-size-complex="32pt" style:font-style-complex="normal" style:font-weight-complex="normal"/>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xample" style:family="text">
      <style:text-properties style:font-name="Cumberland AMT1" fo:font-family="'Cumberland AMT'" style:font-family-generic="modern" style:font-pitch="fixed" style:font-name-asian="Cumberland AMT1" style:font-family-asian="'Cumberland AMT'" style:font-family-generic-asian="modern" style:font-pitch-asian="fixed" style:font-name-complex="Cumberland AMT1" style:font-family-complex="'Cumberland AMT'" style:font-family-generic-complex="modern" style:font-pitch-complex="fixed"/>
    </style:style>
    <style:style style:name="Source_20_Text" style:display-name="Source Text" style:family="text">
      <style:text-properties style:font-name="Cumberland AMT" fo:font-family="'Cumberland AMT'" style:font-style-name="Regular"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3">
        <style:list-level-properties/>
      </text:outline-level-style>
      <text:outline-level-style text:level="5" style:num-suffix="  " style:num-format="1" text:display-levels="3">
        <style:list-level-properties/>
      </text:outline-level-style>
      <text:outline-level-style text:level="6" style:num-suffix="  " style:num-format="1" text:display-levels="3">
        <style:list-level-properties/>
      </text:outline-level-style>
      <text:outline-level-style text:level="7" style:num-suffix="  " style:num-format="1" text:display-levels="3">
        <style:list-level-properties/>
      </text:outline-level-style>
      <text:outline-level-style text:level="8" style:num-suffix="  " style:num-format="1" text:display-levels="3">
        <style:list-level-properties/>
      </text:outline-level-style>
      <text:outline-level-style text:level="9" style:num-suffix="  " style:num-format="1" text:display-levels="3">
        <style:list-level-properties/>
      </text:outline-level-style>
      <text:outline-level-style text:level="10" style:num-suffix="  " style:num-format="1" text:display-levels="3">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title>LDAP Basics: Exercises</text:title><text:s/><text:user-defined style:data-style-name="N0" text:name="version">0.2</text:user-defined><text:s/>- Page <text:page-number text:select-page="current">1</text:page-number><text:s/>of <text:page-count>9</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next-style-name="Left_20_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title>LDAP Basics: Exercises</dc:title>
    <meta:creation-date>2011-04-05T12:56:16</meta:creation-date>
    <dc:language>en-GB</dc:language>
    <meta:editing-cycles>235</meta:editing-cycles>
    <meta:editing-duration>P14DT11H9M55S</meta:editing-duration>
    <meta:initial-creator>Andrew Findlay</meta:initial-creator>
    <dc:date>2019-10-24T15:06:10.135505345</dc:date>
    <meta:printed-by>Andrew Findlay</meta:printed-by>
    <meta:print-date>2011-04-05T21:15:48</meta:print-date>
    <meta:document-statistic meta:table-count="0" meta:image-count="0" meta:object-count="0" meta:page-count="9" meta:paragraph-count="138" meta:word-count="2012" meta:character-count="11936" meta:non-whitespace-character-count="10026"/>
    <meta:user-defined meta:name="Info 3"/>
    <meta:user-defined meta:name="Info 4"/>
    <meta:user-defined meta:name="Password">skills782565</meta:user-defined>
    <meta:user-defined meta:name="version">0.2</meta:user-defined>
    <meta:template xlink:type="simple" xlink:actuate="onRequest" xlink:title="Skills 1st Report" xlink:href="../../../../../.ooo3/user/template/Skills%201st%20Report.ott" meta:date="2011-04-05T12:56:16"/>
  </office:meta>
</office:document-meta>
</file>